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743b1" officeooo:paragraph-rsid="000743b1"/>
    </style:style>
    <style:style style:name="P2" style:family="paragraph" style:parent-style-name="Standard">
      <style:text-properties officeooo:rsid="000743b1" officeooo:paragraph-rsid="000743b1"/>
    </style:style>
    <style:style style:name="P3" style:family="paragraph" style:parent-style-name="Standard">
      <style:text-properties officeooo:rsid="0009ec92" officeooo:paragraph-rsid="0009ec92"/>
    </style:style>
    <style:style style:name="P4" style:family="paragraph" style:parent-style-name="Standard">
      <style:text-properties officeooo:rsid="000a5e37" officeooo:paragraph-rsid="000a5e37"/>
    </style:style>
    <style:style style:name="T1" style:family="text">
      <style:text-properties style:text-position="super 58%"/>
    </style:style>
    <style:style style:name="T2" style:family="text">
      <style:text-properties officeooo:rsid="000a97c1"/>
    </style:style>
    <style:style style:name="T3" style:family="text">
      <style:text-properties officeooo:rsid="000dca1e"/>
    </style:style>
    <style:style style:name="T4" style:family="text">
      <style:text-properties officeooo:rsid="000eeaa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5 Questions</text:p>
      <text:p text:style-name="P1"/>
      <text:p text:style-name="P1">1) “.<text:span text:style-name="T2">data” makes it so that data is stored in the next available address. “.word” indicates that you want the data to be stored in 32 bit words. “.text” makes it so that instructions are also stored in the next available address.</text:span></text:p>
      <text:p text:style-name="P3">2) To set a breakpoint you have to go to the “execute” tab and check the box to the left of the line you want to stop at.</text:p>
      <text:p text:style-name="P3">3) To continue running just uncheck the breakpoint box and press the green arrow. To step through the code press the green arrow with a 1 next to it.</text:p>
      <text:p text:style-name="P3">4) The contents of each register are shown on the register tab to the right. To change one just double-click the hex value and type in a different hex value.</text:p>
      <text:p text:style-name="P4">5) n is stored in <text:span text:style-name="T4">0x00001001</text:span>. The 13<text:span text:style-name="T1">th</text:span> fibonacci number is 233</text:p>
      <text:p text:style-name="P4">6) syscall is used <text:span text:style-name="T3">to execute the instruction specified in $v0, like printing or terminating.</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5T09:52:30.166076500</meta:creation-date>
    <meta:generator>LibreOffice/5.1.6.2$Linux_X86_64 LibreOffice_project/10m0$Build-2</meta:generator>
    <dc:date>2018-10-12T10:50:30.649128837</dc:date>
    <meta:editing-duration>PT1H52M</meta:editing-duration>
    <meta:editing-cycles>3</meta:editing-cycles>
    <meta:document-statistic meta:table-count="0" meta:image-count="0" meta:object-count="0" meta:page-count="1" meta:paragraph-count="7" meta:word-count="159" meta:character-count="826" meta:non-whitespace-character-count="674"/>
  </office:meta>
</office:document-meta>
</file>